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14a96"/>
    </style:style>
    <style:style style:name="T18" style:family="text">
      <style:text-properties officeooo:rsid="008169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4"><text:tab/><text:span text:style-name="T15">Davakrai | Proto-Lunimean (Proto Balto-Slavic)</text:span></text:p>
      <text:p text:style-name="P4"><text:tab/><text:tab/><text:span text:style-name="T16">Adasol, Csa</text:span></text:p>
      <text:p text:style-name="P4"><text:tab/><text:tab/><text:tab/><text:span text:style-name="T16">Adasol island</text:span></text:p>
      <text:p text:style-name="P4"><text:tab/><text:tab/><text:tab/><text:span text:style-name="T16">desert</text:span></text:p>
      <text:p text:style-name="P4"><text:tab/><text:tab/><text:tab/><text:span text:style-name="T16">East humid forests</text:span></text:p>
      <text:p text:style-name="P4"><text:tab/><text:tab/><text:span text:style-name="T16">North Ghelond tribal, cold</text:span></text:p>
      <text:p text:style-name="P4"><text:tab/><text:tab/><text:tab/><text:span text:style-name="T16">MOUNTAIN PEOPLE!</text:span></text:p>
      <text:p text:style-name="P4"><text:tab/><text:tab/><text:span text:style-name="T16">South East Ghelond fores</text:span><text:span text:style-name="T17">ts, Cfb</text:span></text:p>
      <text:p text:style-name="P4"><text:tab/><text:tab/><text:span text:style-name="T17">South Ghelond / North West Tepeheo coastal islanders</text:span></text:p>
      <text:p text:style-name="P4"><text:tab/><text:tab/><text:tab/><text:span text:style-name="T17">Southwest Ghelond + Northwest Tepeheo Csa</text:span></text:p>
      <text:p text:style-name="P4"><text:tab/><text:tab/><text:span text:style-name="T17">Northeast Tepeheo Csa</text:span></text:p>
      <text:p text:style-name="P4"><text:tab/><text:tab/><text:span text:style-name="T17">Mideast Tepeheo arid coastal </text:span><text:span text:style-name="T18">settlers</text:span></text:p>
      <text:p text:style-name="P4"><text:tab/><text:tab/></text:p>
      <text:p text:style-name="P5">Hiidkeil | Proto-Amarthian (Proto Celtic + Estonian)</text:p>
      <text:p text:style-name="P4"><text:soft-page-break/></text:p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4-02T15:48:14.777189212</dc:date>
    <meta:editing-duration>PT13H17M29S</meta:editing-duration>
    <meta:editing-cycles>63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317" meta:character-count="2317" meta:non-whitespace-character-count="1991"/>
  </office:meta>
</office:document-meta>
</file>